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20pt" fo:font-style="italic" fo:text-shadow="1pt 1pt"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Text_20_body" style:list-style-name="L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stion de projet informatique</text:p>
      <text:p text:style-name="Standard"/>
      <text:p text:style-name="Standard"/>
      <text:p text:style-name="Standard"/>
      <text:p text:style-name="Standard"/>
      <text:p text:style-name="P3">Comprendre les deux grandes familles</text:p>
      <text:p text:style-name="P3">de méthodologies de projet</text:p>
      <text:p text:style-name="Standard"/>
      <text:p text:style-name="Standard"/>
      <text:p text:style-name="Standard"/>
      <text:p text:style-name="P5">I- <text:span text:style-name="T1">Cadrez un projet avec un cahier des charges :</text:span></text:p>
      <text:p text:style-name="Standard"/>
      <text:p text:style-name="Standard"/>
      <text:p text:style-name="Standard">1) <text:span text:style-name="T1">Le cahier des charges :</text:span></text:p>
      <text:p text:style-name="Standard"/>
      <text:p text:style-name="Standard">Un cahier des charges est un document fournit par le client et qui explique ses besoins et ses attentes.</text:p>
      <text:p text:style-name="Standard">Le cahier des charges est modifié par le programmeur <text:s/>qui doit indiquer le budget, les contraintes éventuelles et les deadlines.</text:p>
      <text:p text:style-name="Standard"/>
      <text:p text:style-name="Standard"/>
      <text:p text:style-name="Standard">Dans le cahier des charges d’un grand projet, nous retrouvons en général <text:span text:style-name="T1">quatre parties </text:span>:</text:p>
      <text:p text:style-name="Standard"/>
      <text:p text:style-name="Standard"><text:tab/>- <text:span text:style-name="T5">Contexte</text:span><text:span text:style-name="T4">, </text:span>Génèse du projet, objectifs, responsables. Procédures de validation, …</text:p>
      <text:p text:style-name="Standard"/>
      <text:p text:style-name="Standard"><text:tab/>- <text:span text:style-name="T7">Besoins fonctionnels, techniques et organisationnels</text:span>, ainsi que les contraintes.</text:p>
      <text:p text:style-name="Standard"/>
      <text:p text:style-name="Standard"><text:tab/>- <text:span text:style-name="T7">Prestations</text:span> et livrables attendus.</text:p>
      <text:p text:style-name="Standard"/>
      <text:p text:style-name="Standard"><text:tab/>- <text:span text:style-name="T5">Contexte de la réponse</text:span><text:span text:style-name="T4">,</text:span> planning de l’appel d’offres, règles de sélection, … C’est surtout <text:tab/>important dans le cadre d’un appel d’offres.</text:p>
      <text:p text:style-name="Standard"/>
      <text:p text:style-name="Standard">Le cahier des charges peut également inclure les <text:span text:style-name="T9">spécifications fonctionnelles et techniques</text:span>.</text:p>
      <text:p text:style-name="Standard"/>
      <text:p text:style-name="Standard"/>
      <text:p text:style-name="Standard">Une fois le cahier des charges validé, il faut passer à la planification du projet.</text:p>
      <text:p text:style-name="Standard"/>
      <text:p text:style-name="Standard"/>
      <text:p text:style-name="P2">Pourquoi planifier un projet :</text:p>
      <text:p text:style-name="Standard"/>
      <text:p text:style-name="Standard"><text:tab/><text:span text:style-name="T2">Communication</text:span><text:span text:style-name="T1"> :</text:span> Avant tout, car cela vous permet d’aller dans le détail du programme <text:tab/>demandé. Avant de planifier, il faut en effet aller plus loin que le cahier des charges et <text:tab/>approfondir les fonctionnalités. Nous allons donc engager un dialogue avec le client en <text:tab/>amont afin de valider avec lui que nous allons bien réaliser ce qu’il souhaite. Vous vous <text:tab/>rendrez vite compte que cela vous fera gagner du temps (et éviter les cheveux blancs).</text:p>
      <text:p text:style-name="Standard"/>
      <text:p text:style-name="Standard"><text:tab/><text:span text:style-name="T2">Sérénité</text:span><text:span text:style-name="T1"> :</text:span> Que vous travailliez seul ou en équipe, planifier un projet vous aide également à <text:tab/>vous concentrer sur l’essentiel pendant la phase de production. Vous n’avez pas envie de <text:tab/>vous demander tous les matins : “que manque-t-il à mon programme ?”, n’est-ce pas ?</text:p>
      <text:p text:style-name="Standard"/>
      <text:p text:style-name="Standard"><text:tab/><text:span text:style-name="T2">Qualité</text:span><text:span text:style-name="T1"> :</text:span> Enfin, vos développeurs produiront du code de meilleure qualité car leur <text:tab/>coordination sera facilitée.</text:p>
      <text:p text:style-name="Standard"/>
      <text:p text:style-name="Standard"/>
      <text:p text:style-name="P1"><text:soft-page-break/>II- <text:span text:style-name="T1">Utilisez des méthodologies séquentielles :</text:span></text:p>
      <text:p text:style-name="Standard"/>
      <text:p text:style-name="Standard">Un projet informatique est développé conjointement par deux équipes : la maîtrise d’ouvrage <text:s/>et la maîtrise d’œuvre :</text:p>
      <text:p text:style-name="Standard"/>
      <text:p text:style-name="Standard"><text:tab/>- La <text:span text:style-name="T7">maîtrise d’ouvrage</text:span> (MOA) est le client ou le représentant des utilisateurs.</text:p>
      <text:p text:style-name="Standard"/>
      <text:p text:style-name="Standard"><text:tab/>- La <text:span text:style-name="T7">maîtrise d’œuvre</text:span> (MOE) est l’équipe chargée de réaliser la maîtrise d'ouvrage.</text:p>
      <text:p text:style-name="Standard"/>
      <text:p text:style-name="Standard"/>
      <text:p text:style-name="P2">Une méthode séquentielle se décompose toujours en <text:span text:style-name="T7">4 étapes</text:span> :</text:p>
      <text:p text:style-name="Standard"/>
      <text:p text:style-name="Standard"><text:tab/><text:span text:style-name="T7">1) </text:span><text:span text:style-name="T2">Le découpage du projet :</text:span><text:span text:style-name="T7"> </text:span></text:p>
      <text:p text:style-name="Standard"><text:span text:style-name="T7"><text:tab/></text:span>La maîtrise d’ouvrage (MOA) écrit les <text:span text:style-name="T7">spécifications fonctionnelles</text:span> du projet détaillant <text:tab/>point par point tous les comportements de l’application <text:span text:style-name="T10">du point de vue de l’utilisateur</text:span>.</text:p>
      <text:p text:style-name="Standard"><text:tab/>Toute spécification fonctionnelle devra contenir les champs suivants :</text:p>
      <text:p text:style-name="Standard"/>
      <text:p text:style-name="Standard"><text:tab/><text:tab/>- <text:span text:style-name="T11">Un auteur :</text:span> le chef de projet du MOA</text:p>
      <text:p text:style-name="Standard"/>
      <text:p text:style-name="Standard"><text:tab/><text:tab/>- <text:span text:style-name="T10">Des scénarios utilisateurs :</text:span> c'est le découpage point par point d'une fonctionnalité à <text:tab/><text:tab/>partir du point de vue de l'utilisateur.</text:p>
      <text:p text:style-name="Standard"/>
      <text:p text:style-name="Standard"><text:tab/><text:tab/>- <text:span text:style-name="T10">Un aperçu sous forme de diagramme :</text:span> la même chose qu'au dessus mais sous la <text:tab/><text:tab/>forme de diagrammes.</text:p>
      <text:p text:style-name="Standard"/>
      <text:p text:style-name="Standard"><text:tab/><text:tab/>- <text:span text:style-name="T10">Des détails concernant chaque scénario utilisateur :</text:span><text:span text:style-name="T8"> </text:span></text:p>
      <text:p text:style-name="Standard"/>
      <text:p text:style-name="Standard"/>
      <text:p text:style-name="Standard"><text:tab/><text:span text:style-name="T7">2) </text:span><text:span text:style-name="T2">La conception de l’architecture :</text:span> </text:p>
      <text:p text:style-name="Standard"><text:tab/>A partir des spécifications fonctionnelles, la maîtrise d’œuvre (MOE) écrit les <text:span text:style-name="T7">spécifications <text:tab/>techniques</text:span> et conçoit l’architecture globale de l’application. À la différence des <text:tab/>spécifications fonctionnelles, qui se concentrent sur l’utilisation de l’application, les <text:tab/>spécifications techniques ont pour objectif de définir le cadre technique du projet <text:tab/>(<text:span text:style-name="T8">utilisation de diagrammes UML</text:span>).</text:p>
      <text:p text:style-name="Standard"/>
      <text:p text:style-name="Standard"><text:tab/><text:tab/>- <text:span text:style-name="T10">Architecture globale du projet :</text:span> langage, framework, bases de données, <text:tab/><text:tab/><text:tab/><text:tab/>diagramme des interactions entre les serveurs...</text:p>
      <text:p text:style-name="Standard"/>
      <text:p text:style-name="Standard"><text:tab/><text:tab/>- <text:span text:style-name="T10">Les batchs et les interfaces :</text:span><text:span text:style-name="T8"> </text:span>les échanges entre notre programme et les programmes <text:tab/><text:tab/>extérieurs.</text:p>
      <text:p text:style-name="Standard"/>
      <text:p text:style-name="Standard"><text:tab/><text:tab/>-<text:span text:style-name="T4"> </text:span><text:span text:style-name="T10">L'organisation des données :</text:span> structure des données et fonctionnement de la base de <text:tab/><text:tab/>données.</text:p>
      <text:p text:style-name="Standard"/>
      <text:p text:style-name="Standard"><text:tab/><text:tab/>- <text:span text:style-name="T10">Le code :</text:span><text:span text:style-name="T8"> </text:span>langage utilisé et les guides de style (PEP8).</text:p>
      <text:p text:style-name="Standard"/>
      <text:p text:style-name="Standard"><text:tab/><text:tab/>- <text:span text:style-name="T10">La plate-forme matérielle :</text:span> le hardware (disque dur, mémoire, cpu...) en fonction du <text:tab/><text:tab/>trafic attendu.</text:p>
      <text:p text:style-name="Standard"/>
      <text:p text:style-name="Standard"/>
      <text:p text:style-name="Standard"><text:tab/><text:span text:style-name="T7">3) </text:span><text:span text:style-name="T2">Écriture du code par les développeurs :</text:span></text:p>
      <text:p text:style-name="Standard"><text:tab/>Le code est d'abord développé <text:span text:style-name="T10">en local</text:span> c'est-à-dire sur l'ordinateur d'un développeur, puis il <text:tab/>est testé sur un serveur <text:span text:style-name="T10">pré-prod</text:span> et, après validation, il est mis sur un <text:span text:style-name="T10">serveur de production</text:span>.</text:p>
      <text:p text:style-name="Standard"/>
      <text:p text:style-name="Standard"/>
      <text:p text:style-name="Standard"/>
      <text:p text:style-name="Standard"><text:soft-page-break/><text:tab/>4) <text:span text:style-name="T2">Recette :</text:span> La dernière phase a pour objectif de <text:span text:style-name="T7">vérifier</text:span> que <text:span text:style-name="Strong_20_Emphasis"><text:span text:style-name="T13">l’application fonctionne <text:tab/>comme attendu en procédant à des tests : </text:span></text:span><text:span text:style-name="Strong_20_Emphasis"><text:span text:style-name="T7">tests unitaires</text:span></text:span><text:span text:style-name="Strong_20_Emphasis"><text:span text:style-name="T13">, </text:span></text:span><text:span text:style-name="Strong_20_Emphasis"><text:span text:style-name="T7">tests d'intégration</text:span></text:span><text:span text:style-name="Strong_20_Emphasis"><text:span text:style-name="T13"> (pour vérifier <text:tab/>que les différentes fonctionnalités communiquent bien entre elles), et </text:span></text:span><text:span text:style-name="Strong_20_Emphasis"><text:span text:style-name="T7">tests manuels</text:span></text:span><text:span text:style-name="Strong_20_Emphasis"><text:span text:style-name="T13">.</text:span></text:span></text:p>
      <text:p text:style-name="Standard"/>
      <text:p text:style-name="Standard"/>
      <text:p text:style-name="P2">Qu’est-ce qu’une fonctionnalité :</text:p>
      <text:p text:style-name="Standard"/>
      <text:p text:style-name="Standard">Il s’agit d’une petite partie d’un programme qui répond au besoin de l’utilisateur. Par exemple :</text:p>
      <text:p text:style-name="Standard">- Paiement par Paypal</text:p>
      <text:p text:style-name="Standard">- <text:s/>Rechercher un substitut à un produit = page d'accueil -&gt; recherche -&gt; touche d'entrée -&gt; résultat </text:p>
      <text:p text:style-name="Standard"/>
      <text:p text:style-name="Standard"/>
      <text:p text:style-name="Standard"/>
      <text:p text:style-name="P1">III- <text:span text:style-name="T1">Utilisez des méthodologies Agiles :</text:span></text:p>
      <text:p text:style-name="Standard"/>
      <text:p text:style-name="Standard"/>
      <text:p text:style-name="Standard"><text:span text:style-name="T4">1) </text:span><text:span text:style-name="T1">Une méthode agile est une approche qui est :</text:span> <text:s/><text:span text:style-name="T4">(</text:span><text:span text:style-name="T5">4 principes</text:span><text:span text:style-name="T4">)</text:span></text:p>
      <text:p text:style-name="Standard"/>
      <text:p text:style-name="Standard"><text:tab/>a) <text:span text:style-name="T7">itérative</text:span><text:span text:style-name="T13"> (</text:span><text:span text:style-name="Strong_20_Emphasis"><text:span text:style-name="T13">affinée par retouches successives</text:span></text:span><text:span text:style-name="T13">)</text:span><text:span text:style-name="T7"> et incrémentale</text:span> (en cascade, fourni morceau <text:tab/>par morceau) pour le développement de logiciels.</text:p>
      <text:p text:style-name="Standard"/>
      <text:p text:style-name="Standard"><text:tab/>b) réalisé par des <text:span text:style-name="T7">équipes responsabilisées</text:span><text:span text:style-name="T13"> c'est-à-dire de manière</text:span><text:span text:style-name="T7"> </text:span>très <text:span text:style-name="T7">collaborative</text:span>. </text:p>
      <text:p text:style-name="Standard"/>
      <text:p text:style-name="Standard"><text:tab/>c) suivant un <text:span text:style-name="T7">cérémonial minimal </text:span>: réunions plus petites, plus fréquentes et chronométrées;</text:p>
      <text:p text:style-name="Standard"/>
      <text:p text:style-name="Standard"><text:tab/>d) pour des utilisateurs aux <text:span text:style-name="T7">besoins changeants</text:span> et donc de façon adaptative.</text:p>
      <text:p text:style-name="Standard"/>
      <text:p text:style-name="Standard"/>
      <text:p text:style-name="P2"><text:span text:style-name="T4">2) </text:span>Les valeurs du manifeste Agiles <text:bookmark text:name="r-4192532"/>:</text:p>
      <text:p text:style-name="Standard"/>
      <text:list xml:id="list1632207096235938274" text:style-name="L1">
        <text:list-item>
          <text:p text:style-name="P8"><text:bookmark text:name="r-4192529"/><text:bookmark text:name="r-4192522"/><text:bookmark text:name="r-4192521"/>Les <text:span text:style-name="Strong_20_Emphasis">individus</text:span> et leurs interactions sont plus importants que les processus et les outils,</text:p>
        </text:list-item>
        <text:list-item>
          <text:p text:style-name="P8"><text:bookmark text:name="r-4192524"/><text:bookmark text:name="r-4192523"/>Un logiciel qui <text:span text:style-name="Strong_20_Emphasis">fonctionne</text:span> est mieux qu’une documentation exhaustive,</text:p>
        </text:list-item>
        <text:list-item>
          <text:p text:style-name="P8"><text:bookmark text:name="r-4192526"/><text:bookmark text:name="r-4192525"/><text:span text:style-name="Strong_20_Emphasis">Collaborer</text:span> avec les clients est préférable à la négociation contractuelle,</text:p>
        </text:list-item>
        <text:list-item>
          <text:p text:style-name="P8"><text:bookmark text:name="r-4192528"/><text:bookmark text:name="r-4192527"/>S’<text:span text:style-name="Strong_20_Emphasis">adapter</text:span> au changement est mieux que de suivre un plan.</text:p>
        </text:list-item>
      </text:list>
      <text:p text:style-name="Standard"/>
      <text:p text:style-name="Standard"/>
      <text:p text:style-name="Standard">3) De ces 4 valeurs, on en déduit 12 principes...</text:p>
      <text:p text:style-name="Standard"/>
      <text:p text:style-name="Standard">... et de ces 12 principes on a conçu 60 pratiques dont voici <text:span text:style-name="T1">les 6 pratiques principales</text:span><text:span text:style-name="T4"> </text:span>:</text:p>
      <text:p text:style-name="Standard"/>
      <text:p text:style-name="Standard"><text:tab/>a) <text:span text:style-name="T1">User stories :</text:span> Une user story est une fonctionnalité écrite du point de vue de l’utilisateur <text:tab/>et très succincte. Elle raconte ce que fera l’utilisateur dans notre programme sous forme <text:tab/>d’histoire (exemple : "Linda cherche un aliment sur la page d’accueil".)</text:p>
      <text:p text:style-name="Standard"/>
      <text:p text:style-name="Standard"><text:tab/>b) <text:span text:style-name="T3">Pair Programming (programmation en binôme) :</text:span> Un écran, un code, deux programmeurs. <text:tab/>Le binôme se met d’accord sur une fonctionnalité à développer et le fait ensemble. Les <text:tab/>avantages sont multiples : meilleur code, collaboration renforcée et communication facilitée.</text:p>
      <text:p text:style-name="Standard"/>
      <text:p text:style-name="Standard"><text:tab/>c) <text:span text:style-name="T1">Continuous Integration (intégration continue) :</text:span> Chaque fonctionnalité est intégrée à la <text:tab/>précédente, ajoutée au programme en production, au lieu d’être développée dans son coin <text:tab/>comme c’est le cas en séquentiel. Cela permet de toujours avoir un logiciel qui marche et de <text:tab/>le voir se développer, ce qui motive l’équipe et les utilisateurs.</text:p>
      <text:p text:style-name="Standard"/>
      <text:p text:style-name="Standard"/>
      <text:p text:style-name="Standard"><text:soft-page-break/><text:tab/>d) <text:span text:style-name="T1">Acceptance testing (tests d’acceptation) :</text:span> Avant de passer à la story suivante, quelqu’un <text:tab/>doit valider que celle-ci est bien terminée. Mais comment faire ? En suivant les tests <text:tab/>d’acceptation. Ces derniers donnent les conditions à réunir pour déclarer une story terminée.</text:p>
      <text:p text:style-name="Standard"/>
      <text:p text:style-name="Standard"><text:tab/>e) <text:span text:style-name="T1">Planning game :</text:span> Chaque User Story correspond à une nouvelle étape de développement. <text:tab/>L’équipe se réunit et estime la durée de réalisation de chaque User Story. Au bout de <text:tab/>quelques mois, on arrive à des estimations très justes.</text:p>
      <text:p text:style-name="Standard"/>
      <text:p text:style-name="Standard"><text:tab/>f) <text:span text:style-name="T1">Daily stand-up meeting :</text:span> L’équipe se réunit chaque jour et chaque membre présente, très <text:tab/>rapidement, ce qu’il a fait la veille, ce qu’il fera aujourd’hui et un point bloquant.</text:p>
      <text:p text:style-name="Standard"/>
      <text:p text:style-name="Standard"/>
      <text:p text:style-name="Standard">4) Toutes ces pratiques sont regroupées en <text:span text:style-name="T5">8 méthodes</text:span> dont <text:span text:style-name="T1">les plus populaires</text:span> sont :</text:p>
      <text:p text:style-name="Standard"/>
      <text:p text:style-name="Standard"><text:tab/>- <text:span text:style-name="T1">Dynamic systems development methods (DSDM) :</text:span> une approche <text:span text:style-name="T7">incrémentale et <text:tab/>itérative</text:span> qui comprend une intégration constante des clients.</text:p>
      <text:p text:style-name="Standard"/>
      <text:p text:style-name="Standard"><text:tab/>- <text:span text:style-name="T1">Feature Driven Development (FDD) :</text:span> une méthodologie légère dont l’objectif est de créer <text:tab/>un logiciel qui s’adapte efficacement <text:span text:style-name="T7">aux changements</text:span> de demandes.</text:p>
      <text:p text:style-name="Standard"/>
      <text:p text:style-name="Standard"><text:tab/>- <text:span text:style-name="T1">Extreme Programming (XP) :</text:span> une méthode très <text:span text:style-name="T7">pragmatique</text:span> et centrée sur les pratiques.</text:p>
      <text:p text:style-name="Standard"/>
      <text:p text:style-name="Standard"><text:tab/>- <text:span text:style-name="T1">Scrum :</text:span><text:span text:style-name="T4"> </text:span>la méthode agile la plus populaire et la plus largement utilisée. Il s’agit d’une <text:tab/>stratégie de développement très <text:span text:style-name="T7">flexible quand une équipe travaille ensemble</text:span> pour <text:tab/>atteindre un but commun.</text:p>
      <text:p text:style-name="Standard"/>
      <text:p text:style-name="Standard"/>
      <text:p text:style-name="Standard">5) <text:span text:style-name="T1">La méthode Scrum ("mêlée") :</text:span></text:p>
      <text:p text:style-name="Standard"/>
      <text:p text:style-name="Standard">Elle est basée sur une organisation en 3 parties :</text:p>
      <text:p text:style-name="Standard"/>
      <text:p text:style-name="Standard"><text:tab/>a) <text:span text:style-name="T3">Le Backlog :</text:span> c'est une espèce de grand tableau qui va regrouper <text:span text:style-name="T9">toutes les fonctionnalités <text:tab/>attendues</text:span> suivant <text:span text:style-name="T1">3 catégories</text:span> :</text:p>
      <text:p text:style-name="Standard"><text:tab/><text:tab/></text:p>
      <text:p text:style-name="Standard"><text:tab/><text:tab/>- Le "<text:span text:style-name="T9">Product Backlog</text:span>" qui contient les fonctionnalités qui ont été priorisées par le <text:tab/><text:tab/>Product Owner et qui sont en attente de développement.</text:p>
      <text:p text:style-name="Standard"/>
      <text:p text:style-name="Standard"><text:tab/><text:tab/>- Le "<text:span text:style-name="T9">Development</text:span>" qui sont les User Stories en cours de développement.</text:p>
      <text:p text:style-name="Standard"/>
      <text:p text:style-name="Standard"><text:tab/><text:tab/>- Le "<text:span text:style-name="T9">Done</text:span>" qui sont les User Stories déjà développées et mises en production.</text:p>
      <text:p text:style-name="Standard"/>
      <text:p text:style-name="Standard"><text:tab/></text:p>
      <text:p text:style-name="Standard"><text:tab/>b) <text:span text:style-name="T3">Les Releases :</text:span><text:span text:style-name="T6"> c'est une période de temps constituée d’une série de sprints aboutissant <text:tab/>généralement à une nouvelle </text:span><text:span text:style-name="T12">version du produit</text:span><text:span text:style-name="T6">, livrée aux utilisateurs.</text:span></text:p>
      <text:p text:style-name="Standard"><text:span text:style-name="T6"/></text:p>
      <text:p text:style-name="Standard"><text:span text:style-name="T6"/></text:p>
      <text:p text:style-name="Standard"><text:span text:style-name="T6"><text:tab/>c) </text:span><text:span text:style-name="T3">Le Sprint :</text:span><text:span text:style-name="T6"> il dure entre </text:span><text:span text:style-name="T5">1 </text:span><text:span text:style-name="Strong_20_Emphasis"><text:span text:style-name="T5">et 3 semaines</text:span></text:span><text:span text:style-name="T5"> </text:span><text:span text:style-name="T6">et sert à développer </text:span><text:span text:style-name="Strong_20_Emphasis"><text:span text:style-name="T4">une ou plusieurs <text:tab/>fonctionnalités</text:span></text:span><text:span text:style-name="T6">. On entend par Sprint des </text:span><text:span text:style-name="T12">itérations de courtes durées décomposant un <text:tab/>processus de développement</text:span><text:span text:style-name="T6"> souvent complexe afin de le rendre plus simple et plus facile à <text:tab/>réadapter et à l'améliorer en fonction du résultat des évaluations intermédiaires, et ce afin <text:tab/>d'</text:span><text:span text:style-name="T12">éviter l'effet tunnel</text:span><text:span text:style-name="T6"> des projets de cycle en "V" ou des méthodes séquentielles.</text:span></text:p>
      <text:p text:style-name="Standard"/>
      <text:p text:style-name="Standard"/>
      <text:p text:style-name="Standard"><text:tab/>d) <text:span text:style-name="T1">La Story :</text:span> c'est une description simple d’un besoin ou d’une attente exprimée par un <text:tab/>utilisateur pour <text:span text:style-name="T9">déterminer les fonctionnalités</text:span> à développer (chaque sprint est découpé en <text:tab/>"Story").</text:p>
      <text:p text:style-name="Standard"><text:soft-page-break/><text:tab/><text:span text:style-name="T1">Les étapes d'une "Story" sont :</text:span></text:p>
      <text:p text:style-name="Standard"><text:tab/><text:tab/>- créer des spécifications fonctionnelles,</text:p>
      <text:p text:style-name="Standard"><text:tab/><text:tab/>- concevoir l’architecture de la story,<text:tab/></text:p>
      <text:p text:style-name="Standard"><text:tab/><text:tab/>- coder</text:p>
      <text:p text:style-name="Standard"><text:tab/><text:tab/>- tester</text:p>
      <text:p text:style-name="Standard"/>
      <text:p text:style-name="Standard">Il existe <text:span text:style-name="T1">3 rôles principaux</text:span> dans un projet "Agiles" :</text:p>
      <text:p text:style-name="Standard"/>
      <text:p text:style-name="Standard"><text:tab/>a) <text:span text:style-name="T1">Le Product Owner :</text:span><text:span text:style-name="T4"> i</text:span>l représente les <text:span text:style-name="T9">utilisateurs finaux</text:span> (ou clients) du projet. Il est <text:tab/>responsable de la définition du contenu du produit et de la gestion des priorités. C’est <text:tab/>pourquoi il <text:span text:style-name="T6">alimente régulièrement le</text:span><text:span text:style-name="T5"> </text:span><text:span text:style-name="T12">backlog</text:span> en nouvelles fonctionnalités et trie les <text:tab/>anciennes par ordre de priorité. Le Product Owner <text:span text:style-name="T9">définit l’objectif d’une release</text:span> et prend <text:tab/>les décisions sur son contenu.</text:p>
      <text:p text:style-name="Standard"/>
      <text:p text:style-name="Standard"><text:tab/>b) <text:span text:style-name="T1">Le ScrumMaster :</text:span> il n’y a <text:span text:style-name="T9">pas de chef de projet</text:span> dans Scrum ! Chaque membre <text:tab/>s’approprie le projet et l’équipe s’auto-organise en conséquence. Le Scrum Master <text:span text:style-name="T9">aide <text:tab/>l’équipe</text:span> à appliquer les principes de Scrum, en la guidant sur la rédaction de User Stories <text:tab/>par exemple. Il fait également en sorte d’<text:span text:style-name="T9">éliminer tout obstacle</text:span> qui pourrait entraver le <text:tab/>projet. On dit souvent que le ScrumMaster “protège” l’équipe car toute demande provenant <text:tab/>de l’extérieur doit auparavant passer par le processus Scrum.</text:p>
      <text:p text:style-name="Standard"/>
      <text:p text:style-name="Standard"><text:tab/>c) <text:span text:style-name="T1">L’équipe :</text:span> il s’agit du <text:span text:style-name="T7">r</text:span><text:span text:style-name="T9">ôle principal !</text:span> C’est elle qui <text:span text:style-name="T9">réalise le produit</text:span>. Elle doit, par <text:tab/>conséquent, posséder toutes les compétences nécessaires à son bon développement. Les <text:tab/>membres sont choisis par le Scrum Master en fonction de leur <text:span text:style-name="T9">motivation</text:span> et de leurs <text:tab/><text:span text:style-name="T9">compétences</text:span>. C’est l’équipe qui <text:span text:style-name="T9">définit elle-même</text:span> la façon dont elle organise ses travaux, ce <text:tab/>n’est pas le Scrum Master ni le Product Owner. Chaque membre de l’équipe apporte son <text:tab/>expertise. Les responsabilités de l’équipe sont donc essentielles !</text:p>
      <text:p text:style-name="Standard"/>
      <text:p text:style-name="Standard"/>
      <text:p text:style-name="P7">Les "Story" :</text:p>
      <text:p text:style-name="Standard"/>
      <text:p text:style-name="Standard">Dans un premier temps, pour faire connaître à son équipe les besoins et les usages actuels des utilisateurs ciblés, le Product Owner va créer des "<text:span text:style-name="T7">persona</text:span>" : il s’agit du <text:span text:style-name="T1">portrait-robot de l’utilisateur</text:span> de notre produit. Nous lui donnons un prénom, un âge, nous lui construisons une histoire et lui donnons des habitudes qui reflètent ce que nous savons déjà de notre utilisateur.</text:p>
      <text:p text:style-name="Standard"/>
      <text:p text:style-name="Standard">Ensuite, l'équipe et le ScrumMaster vont définir des stories à réaliser à partir de chacune des fonctionnalités identifiées.</text:p>
      <text:p text:style-name="Standard"/>
      <text:p text:style-name="Text_20_body"><text:bookmark text:name="r-4192709"/><text:span text:style-name="Strong_20_Emphasis"><text:span text:style-name="T13">Une Story est </text:span></text:span><text:span text:style-name="Strong_20_Emphasis">une action</text:span><text:span text:style-name="Strong_20_Emphasis"><text:span text:style-name="T13"> réalisée</text:span></text:span><text:span text:style-name="Strong_20_Emphasis"> par l’utilisateur dans un certain but.</text:span> Par exemple : “<text:span text:style-name="Emphasis">Linda veut cliquer sur “se connecter” pour accéder à son compte</text:span>”.</text:p>
      <text:p text:style-name="Text_20_body">Une User Story raconte une histoire et <text:span text:style-name="Strong_20_Emphasis">peut être réalisée en un sprint</text:span>. </text:p>
      <text:p text:style-name="Text_20_body"><text:bookmark text:name="r-4192710"/>Le première tâche est donc de découper une fonctionnalité en Stories. </text:p>
      <text:p text:style-name="Standard"/>
      <text:p text:style-name="Standard"><text:span text:style-name="T2">Écrire une User Story</text:span> passe toujours par la succession des <text:span text:style-name="T1">3 instances</text:span> suivantes :</text:p>
      <text:p text:style-name="Standard"/>
      <text:p text:style-name="Standard"><text:tab/>- <text:span text:style-name="T9">En tant que</text:span>... (persona)</text:p>
      <text:p text:style-name="Standard"><text:tab/>-<text:span text:style-name="T8"> </text:span><text:span text:style-name="T9">je veux</text:span>... (faire une action)</text:p>
      <text:p text:style-name="Standard"><text:tab/>- <text:span text:style-name="T9">pour</text:span>... (résultat de l’action)</text:p>
      <text:p text:style-name="Standard"/>
      <text:p text:style-name="Standard"/>
      <text:p text:style-name="Standard"/>
      <text:p text:style-name="Standard"/>
      <text:p text:style-name="Standard"/>
      <text:p text:style-name="Standard"/>
      <text:p text:style-name="P2"><text:soft-page-break/>Une "User Story" possède trois caractéristiques :</text:p>
      <text:p text:style-name="Standard"/>
      <text:p text:style-name="Standard"><text:tab/>- <text:span text:style-name="T10">La carte :</text:span> toute User Story est représentée par une carte.</text:p>
      <text:p text:style-name="Standard"/>
      <text:p text:style-name="Standard"><text:tab/>- <text:span text:style-name="T10">La conversation :</text:span> le titre de la carte raconte une histoire.</text:p>
      <text:p text:style-name="Standard"/>
      <text:p text:style-name="Standard"><text:tab/>- <text:span text:style-name="T1">La confirmation :</text:span> le contenu de la carte détaille le résultat attendu et donc le moment où <text:tab/>nous pouvons indiquer que la story est terminée.</text:p>
      <text:p text:style-name="Standard"/>
      <text:p text:style-name="Standard"/>
      <text:p text:style-name="Standard">Il existe trois types de story : les user stories, les stories techniques (core) et les défauts (bug).</text:p>
      <text:p text:style-name="Standard"/>
      <text:p text:style-name="Standard"/>
      <text:p text:style-name="P7">Définir un planning :</text:p>
      <text:p text:style-name="Standard"/>
      <text:p text:style-name="Standard">Chaque Story inclut également une estimation de sa complexité en nombre de points. Elle est calculée en équipe grâce à la <text:span text:style-name="T9">suite de Fibonacci </text:span>(1, 2, 3, 5, 8, …).</text:p>
      <text:p text:style-name="Standard"/>
      <text:p text:style-name="Standard">Puis l'èquipe propose un planning. Évidemment, plus une story est complexe et plus il sera compliqué de prévoir la date de livraison. C’est pourquoi nous utilisons la suite de Fibonacci et non une suite linéaire.</text:p>
      <text:p text:style-name="Standard"/>
      <text:p text:style-name="Standard">Un membre se propose alors de réaliser la story et en devient responsable.</text:p>
      <text:p text:style-name="Standard"/>
      <text:p text:style-name="Standard">Le responsable de la story la découpe en tâches. Chaque tâche est un jour de travail.</text:p>
      <text:p text:style-name="Standard"/>
      <text:p text:style-name="Standard">Si nous résumons, <text:span text:style-name="T7">un sprint</text:span> a une ou plusieurs <text:span text:style-name="T7">stories </text:span>qui elles-mêmes possèdes plusieurs <text:span text:style-name="T7">tâches</text:span>.</text:p>
      <text:p text:style-name="Standard"/>
      <text:p text:style-name="Standard"/>
      <text:p text:style-name="Standard"/>
      <text:p text:style-name="P7">Développer une story :</text:p>
      <text:p text:style-name="Standard"/>
      <text:p text:style-name="Standard">Chaque story suit les mêmes étapes qu’un projet séquentiel mais à son échelle, c’est-à-dire :</text:p>
      <text:p text:style-name="Standard"/>
      <text:p text:style-name="Standard"><text:tab/>- <text:span text:style-name="T1">écriture des spécifications fonctionnelles :</text:span> forment <text:span text:style-name="T7">le manuel utilisateur</text:span>. Commencer par <text:tab/>détailler comment l’utilisateur se servira du programme aide le développeur à éclaircir <text:tab/>toutes les étapes du développement. </text:p>
      <text:p text:style-name="Standard"/>
      <text:p text:style-name="Standard"><text:tab/>- <text:span text:style-name="T1">écriture des spécifications techniques :</text:span> forment <text:span text:style-name="T7">la documentation technique</text:span> et sera très <text:tab/>utile à toute l’équipe. </text:p>
      <text:p text:style-name="Standard"/>
      <text:p text:style-name="Standard"><text:tab/>- <text:span text:style-name="T1">code et tests :</text:span> Une bonne pratique de développement dans un projet agile est de <text:tab/><text:span text:style-name="T7">commencer par écrire les tests puis d’écrire le code</text:span> qui les valide. Les tests deront de 3 <text:tab/>ordres : tests unitaires, tests d’intégration, et les tests de confirmation.</text:p>
      <text:p text:style-name="Standard"/>
      <text:p text:style-name="Standard"/>
      <text:p text:style-name="P7">Les tests de confirmation (ou d'acceptation) :</text:p>
      <text:p text:style-name="Standard"/>
      <text:p text:style-name="Standard">les tests d'acceptation sont des tests qui exercent le système de bout-en-bout sans appeler son code interne.</text:p>
      <text:p text:style-name="Standard">Un test de bout-en-bout interagit avec le système <text:span text:style-name="T7">uniquement de l'externe</text:span>, via l'interface utilisateur, en lui envoyant des messages comme une tierce partie, en appelant un webservice, etc. </text:p>
      <text:p text:style-name="Standard"/>
      <text:p text:style-name="Standard"/>
      <text:p text:style-name="Standard">Quand la story passe les tests de confirmation, elle est déclarée finie et son responsable la déplace dans la colonne "<text:span text:style-name="T7">Done</text:span>".</text:p>
      <text:p text:style-name="P2"><text:soft-page-break/>En résumé, une story passe par les phases suivantes :</text:p>
      <text:p text:style-name="Standard"/>
      <text:p text:style-name="Standard"><text:tab/>- <text:span text:style-name="T7">Proposition</text:span> : un jour, une personne suggère une nouvelle fonctionnalité.</text:p>
      <text:p text:style-name="Standard"/>
      <text:p text:style-name="Standard"><text:tab/>- <text:span text:style-name="T7">Acceptée</text:span> : le Product Owner accepte la proposition et l’ajoute dans le backlog.</text:p>
      <text:p text:style-name="Standard"/>
      <text:p text:style-name="Standard"><text:tab/>- <text:span text:style-name="T7">Estimée</text:span> : l’équipe estime la taille de la story.</text:p>
      <text:p text:style-name="Standard"/>
      <text:p text:style-name="Standard"><text:tab/>- <text:span text:style-name="T7">Prête</text:span> : la story est écrite et estimée. Elle est en attente de développement.</text:p>
      <text:p text:style-name="Standard"/>
      <text:p text:style-name="Standard"><text:tab/>- <text:span text:style-name="T7">En cours</text:span> : l’équipe est en train de la développer.</text:p>
      <text:p text:style-name="Standard"/>
      <text:p text:style-name="Standard"><text:tab/>- <text:span text:style-name="T7">Fini</text:span> : elle est en ligne ! ("D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06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9T22:31:36.73</meta:creation-date>
    <dc:date>2020-11-22T00:04:40.91</dc:date>
    <meta:editing-duration>PT11H16M15S</meta:editing-duration>
    <meta:editing-cycles>61</meta:editing-cycles>
    <meta:generator>OpenOffice/4.1.7$Win32 OpenOffice.org_project/417m1$Build-9800</meta:generator>
    <meta:document-statistic meta:table-count="0" meta:image-count="0" meta:object-count="0" meta:page-count="7" meta:paragraph-count="125" meta:word-count="2292" meta:character-count="14303"/>
  </office:meta>
</office:document-meta>
</file>